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953cm" svg:height="2.921cm" svg:x="3.286cm" svg:y="2.397cm">
          <text:p text:style-name="P1">Receive</text:p>
          <text:p text:style-name="P1">(K<text:span text:style-name="T1">cp</text:span>, C, I)</text:p>
          <text:p text:style-name="P1">from 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842cm" svg:height="4.191cm" svg:x="2.778cm" svg:y="11.16cm">
          <text:p text:style-name="P1">Session Key</text:p>
          <text:p text:style-name="P1">in Storag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5.842cm" svg:height="2.921cm" svg:x="2.905cm" svg:y="6.588cm">
          <text:p text:style-name="P1">Send (K<text:span text:style-name="T1">sp</text:span>, C, I)</text:p>
          <text:p text:style-name="P1">to Clien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2.794cm" svg:x="2.905cm" svg:y="16.621cm">
          <text:p text:style-name="P1">Compute</text:p>
          <text:p text:style-name="P1">Session Key</text:p>
          <text:p text:style-name="P1">(D-H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969cm" svg:height="2.667cm" svg:x="2.905cm" svg:y="20.939cm">
          <text:p text:style-name="P1">Install</text:p>
          <text:p text:style-name="P1">Session Ke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445cm" svg:height="1.905cm" svg:x="11.795cm" svg:y="12.303cm">
          <text:p text:style-name="P1">DO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699cm" svg:y1="5.318cm" svg:x2="5.699cm" svg:y2="6.715cm">
          <text:p/>
        </draw:line>
        <draw:line draw:style-name="gr2" draw:text-style-name="P1" draw:layer="layout" svg:x1="5.699cm" svg:y1="9.509cm" svg:x2="5.699cm" svg:y2="11.287cm">
          <text:p/>
        </draw:line>
        <draw:line draw:style-name="gr2" draw:text-style-name="P1" draw:layer="layout" svg:x1="5.699cm" svg:y1="15.351cm" svg:x2="5.699cm" svg:y2="16.621cm">
          <text:p/>
        </draw:line>
        <draw:line draw:style-name="gr2" draw:text-style-name="P1" draw:layer="layout" svg:x1="5.826cm" svg:y1="19.415cm" svg:x2="5.826cm" svg:y2="21.066cm">
          <text:p/>
        </draw:line>
        <draw:line draw:style-name="gr2" draw:text-style-name="P1" draw:layer="layout" svg:x1="8.62cm" svg:y1="13.319cm" svg:x2="11.795cm" svg:y2="13.319cm">
          <text:p/>
        </draw:line>
        <draw:frame draw:style-name="gr3" draw:layer="layout" svg:width="1.535cm" svg:height="0.962cm" svg:x="8.482cm" svg:y="12.303cm">
          <draw:text-box>
            <text:p>Yes</text:p>
          </draw:text-box>
        </draw:frame>
        <draw:frame draw:style-name="gr3" draw:layer="layout" svg:width="1.311cm" svg:height="0.962cm" svg:x="5.901cm" svg:y="15.283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eter Chapin</meta:initial-creator>
    <meta:creation-date>2011-09-15T19:15:33.52</meta:creation-date>
    <dc:date>2011-10-14T12:15:12</dc:date>
    <dc:creator>Peter Chapin</dc:creator>
    <meta:editing-duration>PT00H14M38S</meta:editing-duration>
    <meta:editing-cycles>2</meta:editing-cycles>
    <meta:generator>OpenOffice.org/3.2$Linux OpenOffice.org_project/320m19$Build-9505</meta:generator>
    <meta:document-statistic meta:object-count="13"/>
  </office:meta>
</office:document-meta>
</file>